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a" svg:font-family="Calibra"/>
    <style:font-face style:name="Consolas" svg:font-family="Consolas, 'Courier New', Courier, mono, serif"/>
    <style:font-face style:name="Consolas1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Menlo" svg:font-family="Menlo, Monaco, Consolas, 'Courier New', monospace"/>
    <style:font-face style:name="Whitney SSm A" svg:font-family="'Whitney SSm A', 'Whitney SSm B', Avenir, 'Segoe UI', 'Helvetica Neue', Helvetica, Arial, Ubuntu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Pothana2000" svg:font-family="Pothana2000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paragraph-rsid="000f8e95"/>
    </style:style>
    <style:style style:name="P2" style:family="paragraph" style:parent-style-name="Preformatted_20_Text">
      <style:paragraph-properties fo:margin-top="0cm" fo:margin-bottom="0cm" style:contextual-spacing="false" style:line-height-at-least="0.476cm" fo:widows="1" fo:padding="0.529cm" fo:border="0.06pt solid #c2c7d0"/>
    </style:style>
    <style:style style:name="P3" style:family="paragraph" style:parent-style-name="Preformatted_20_Text">
      <style:paragraph-properties fo:margin-top="0cm" fo:margin-bottom="0cm" style:contextual-spacing="false" style:line-height-at-least="0.476cm" fo:text-align="start" style:justify-single-word="false" fo:widows="1" fo:padding="0.529cm" fo:border="0.06pt solid #c2c7d0"/>
      <style:text-properties officeooo:paragraph-rsid="0010c451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style:font-name="Bitstream Charter" fo:font-size="16pt" fo:letter-spacing="normal" fo:font-style="normal" fo:font-weight="normal" officeooo:rsid="0014d096" officeooo:paragraph-rsid="0014d096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Bitstream Charter" fo:font-size="12.75pt" fo:letter-spacing="normal" fo:font-style="normal" fo:font-weight="normal" officeooo:rsid="000f0346" officeooo:paragraph-rsid="00136127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Bitstream Charter" fo:font-size="10.5pt" fo:letter-spacing="normal" fo:font-style="normal" fo:font-weight="normal" officeooo:rsid="001390cf" officeooo:paragraph-rsid="0014d096" style:font-size-asian="16pt" style:font-weight-asian="normal" style:font-size-complex="16pt" style:font-weight-complex="normal" fo:padding="0cm" fo:border="none"/>
    </style:style>
    <style:style style:name="P7" style:family="paragraph" style:parent-style-name="Standard">
      <style:paragraph-properties fo:text-align="start" style:justify-single-word="false"/>
      <style:text-properties officeooo:paragraph-rsid="0014d096"/>
    </style:style>
    <style:style style:name="P8" style:family="paragraph" style:parent-style-name="Standard">
      <style:paragraph-properties fo:text-align="start" style:justify-single-word="false"/>
      <style:text-properties officeooo:paragraph-rsid="00179794"/>
    </style:style>
    <style:style style:name="P9" style:family="paragraph" style:parent-style-name="Standard">
      <style:paragraph-properties fo:text-align="start" style:justify-single-word="false"/>
      <style:text-properties officeooo:paragraph-rsid="0018c20f"/>
    </style:style>
    <style:style style:name="P10" style:family="paragraph" style:parent-style-name="Standard">
      <style:paragraph-properties fo:text-align="start" style:justify-single-word="false"/>
      <style:text-properties officeooo:paragraph-rsid="001ca0a9"/>
    </style:style>
    <style:style style:name="P11" style:family="paragraph" style:parent-style-name="Standard">
      <style:paragraph-properties fo:text-align="center" style:justify-single-word="false"/>
      <style:text-properties style:font-name="Bitstream Charter" fo:font-size="18pt" fo:font-weight="bold" officeooo:rsid="000c01bc" officeooo:paragraph-rsid="000c01b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Bitstream Charter" fo:font-size="18pt" fo:font-weight="normal" officeooo:paragraph-rsid="000c01bc"/>
    </style:style>
    <style:style style:name="P13" style:family="paragraph" style:parent-style-name="Standard">
      <style:paragraph-properties fo:text-align="start" style:justify-single-word="false"/>
      <style:text-properties style:font-name="Bitstream Charter" officeooo:paragraph-rsid="000e1af4"/>
    </style:style>
    <style:style style:name="P14" style:family="paragraph" style:parent-style-name="Standard">
      <style:paragraph-properties fo:text-align="start" style:justify-single-word="false"/>
      <style:text-properties style:font-name="Bitstream Charter" officeooo:paragraph-rsid="000ef96b"/>
    </style:style>
    <style:style style:name="P15" style:family="paragraph" style:parent-style-name="Standard">
      <style:paragraph-properties fo:text-align="start" style:justify-single-word="false"/>
      <style:text-properties style:font-name="Bitstream Charter" officeooo:paragraph-rsid="000f0346"/>
    </style:style>
    <style:style style:name="P16" style:family="paragraph" style:parent-style-name="Standard">
      <style:paragraph-properties fo:text-align="start" style:justify-single-word="false"/>
      <style:text-properties style:font-name="Bitstream Charter" officeooo:paragraph-rsid="000f8e95"/>
    </style:style>
    <style:style style:name="P17" style:family="paragraph" style:parent-style-name="Standard">
      <style:paragraph-properties fo:text-align="start" style:justify-single-word="false"/>
      <style:text-properties style:font-name="Bitstream Charter" officeooo:paragraph-rsid="001390cf"/>
    </style:style>
    <style:style style:name="P18" style:family="paragraph" style:parent-style-name="Standard">
      <style:paragraph-properties fo:text-align="start" style:justify-single-word="false"/>
      <style:text-properties style:font-name="Bitstream Charter" officeooo:paragraph-rsid="0014d096"/>
    </style:style>
    <style:style style:name="P19" style:family="paragraph" style:parent-style-name="Standard">
      <style:paragraph-properties fo:text-align="start" style:justify-single-word="false"/>
      <style:text-properties style:font-name="Bitstream Charter" officeooo:paragraph-rsid="00179794"/>
    </style:style>
    <style:style style:name="P20" style:family="paragraph" style:parent-style-name="Standard">
      <style:paragraph-properties fo:text-align="start" style:justify-single-word="false"/>
      <style:text-properties style:font-name="Bitstream Charter" fo:font-size="16pt" officeooo:paragraph-rsid="000e1af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Bitstream Charter" fo:font-size="16pt" officeooo:paragraph-rsid="000e9715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Bitstream Charter" fo:font-size="16pt" officeooo:paragraph-rsid="000f8e95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Bitstream Charter" fo:font-size="16pt" officeooo:paragraph-rsid="00136127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Bitstream Charter" fo:font-size="16pt" officeooo:rsid="0018c20f" officeooo:paragraph-rsid="0018c20f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Bitstream Charter" fo:font-size="16pt" officeooo:rsid="001b0424" officeooo:paragraph-rsid="001b0424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Bitstream Charter" fo:font-size="16pt" officeooo:rsid="001ca0a9" officeooo:paragraph-rsid="001ca0a9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Bitstream Charter" fo:font-size="16pt" officeooo:rsid="001e3703" officeooo:paragraph-rsid="001e3703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Bitstream Charter" fo:font-size="16pt" officeooo:paragraph-rsid="000e9715"/>
    </style:style>
    <style:style style:name="P29" style:family="paragraph" style:parent-style-name="Standard">
      <style:paragraph-properties fo:text-align="start" style:justify-single-word="false"/>
      <style:text-properties style:font-name="Bitstream Charter" fo:font-size="16pt" officeooo:rsid="0018c20f" officeooo:paragraph-rsid="0018c20f" style:font-size-asian="14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Bitstream Charter" fo:font-size="16pt" fo:font-weight="bold" officeooo:rsid="001e3703" officeooo:paragraph-rsid="001e3703" style:font-size-asian="16pt" style:font-weight-asian="bold" style:font-size-complex="16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Bitstream Charter" officeooo:paragraph-rsid="000f8e95"/>
    </style:style>
    <style:style style:name="P32" style:family="paragraph" style:parent-style-name="Preformatted_20_Text">
      <style:paragraph-properties fo:text-align="start" style:justify-single-word="false"/>
      <style:text-properties style:font-name="Bitstream Charter" fo:font-size="16pt" fo:font-weight="bold" officeooo:rsid="0010c451" officeooo:paragraph-rsid="0010c451" style:font-size-asian="16pt" style:font-weight-asian="bold" style:font-size-complex="16pt" style:font-weight-complex="bold"/>
    </style:style>
    <style:style style:name="P33" style:family="paragraph" style:parent-style-name="Preformatted_20_Text">
      <style:paragraph-properties fo:margin-top="0cm" fo:margin-bottom="0cm" style:contextual-spacing="false" style:line-height-at-least="0.476cm" fo:text-align="start" style:justify-single-word="false" fo:widows="1" fo:padding="0.529cm" fo:border="0.06pt solid #c2c7d0"/>
      <style:text-properties style:font-name="Bitstream Charter" fo:font-size="16pt" fo:font-weight="bold" officeooo:rsid="0010c451" officeooo:paragraph-rsid="0010c451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 fo:font-weight="normal" style:font-size-asian="16pt" style:font-size-complex="16pt"/>
    </style:style>
    <style:style style:name="T3" style:family="text">
      <style:text-properties fo:font-variant="normal" fo:text-transform="none" fo:color="#333333" fo:letter-spacing="normal" fo:font-style="normal" fo:font-weight="normal" officeooo:rsid="000e9715" style:font-size-asian="16pt" style:font-size-complex="16pt"/>
    </style:style>
    <style:style style:name="T4" style:family="text">
      <style:text-properties fo:font-variant="normal" fo:text-transform="none" fo:color="#333333" fo:letter-spacing="normal" fo:font-style="normal" fo:font-weight="normal" officeooo:rsid="000f0346"/>
    </style:style>
    <style:style style:name="T5" style:family="text">
      <style:text-properties fo:font-variant="normal" fo:text-transform="none" fo:color="#333333" fo:font-size="16pt" fo:letter-spacing="normal" fo:font-style="normal" fo:font-weight="normal" style:font-size-asian="16pt" style:font-size-complex="16pt"/>
    </style:style>
    <style:style style:name="T6" style:family="text">
      <style:text-properties fo:font-variant="normal" fo:text-transform="none" fo:color="#333333" fo:font-size="16pt" fo:letter-spacing="normal" fo:font-style="normal" fo:font-weight="normal" officeooo:rsid="000f0346" style:font-size-asian="16pt" style:font-size-complex="16pt"/>
    </style:style>
    <style:style style:name="T7" style:family="text">
      <style:text-properties fo:font-variant="normal" fo:text-transform="none" fo:color="#333333" fo:font-size="16pt" fo:letter-spacing="normal" fo:font-style="normal" fo:font-weight="normal" officeooo:rsid="000e9715" style:font-size-asian="16pt" style:font-size-complex="16pt"/>
    </style:style>
    <style:style style:name="T8" style:family="text">
      <style:text-properties fo:font-variant="normal" fo:text-transform="none" fo:color="#333333" fo:font-size="16pt" fo:letter-spacing="normal" fo:font-style="normal" fo:font-weight="normal" officeooo:rsid="001390cf" style:font-size-asian="16pt" style:font-size-complex="16pt"/>
    </style:style>
    <style:style style:name="T9" style:family="text">
      <style:text-properties fo:font-variant="normal" fo:text-transform="none" fo:color="#333333" fo:font-size="16pt" fo:letter-spacing="normal" fo:font-style="normal" fo:font-weight="normal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333333" fo:font-size="16pt" fo:letter-spacing="normal" fo:font-style="normal" style:font-size-asian="16pt" style:font-size-complex="16pt"/>
    </style:style>
    <style:style style:name="T11" style:family="text">
      <style:text-properties fo:font-variant="normal" fo:text-transform="none" fo:color="#333333" style:font-name="Bitstream Charter" fo:font-size="16pt" fo:letter-spacing="normal" fo:font-style="normal" fo:font-weight="normal" officeooo:rsid="0014d096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333333" style:font-name="Bitstream Charter" fo:font-size="16pt" fo:letter-spacing="normal" fo:font-style="normal" fo:font-weight="normal" officeooo:rsid="00179794" style:font-size-asian="16pt" style:font-weight-asian="normal" style:font-size-complex="16pt" style:font-weight-complex="normal"/>
    </style:style>
    <style:style style:name="T13" style:family="text">
      <style:text-properties fo:font-variant="normal" fo:text-transform="none" fo:color="#333333" style:font-name="Bitstream Charter" fo:font-size="16pt" fo:letter-spacing="normal" fo:font-style="normal" fo:font-weight="bold" officeooo:rsid="00179794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39424e" fo:font-size="16pt" fo:letter-spacing="normal" fo:font-style="normal" fo:font-weight="normal" style:font-size-asian="16pt" style:font-size-complex="16pt"/>
    </style:style>
    <style:style style:name="T15" style:family="text">
      <style:text-properties fo:font-variant="normal" fo:text-transform="none" fo:color="#454c59" style:font-name="Bitstream Charter" fo:font-size="16pt" fo:letter-spacing="normal" fo:font-style="normal" fo:font-weight="normal" fo:background-color="transparent" loext:char-shading-value="0" style:font-size-asian="16pt" style:font-size-complex="16pt" fo:padding="0cm" fo:border="none"/>
    </style:style>
    <style:style style:name="T16" style:family="text">
      <style:text-properties fo:font-variant="normal" fo:text-transform="none" fo:color="#303336" style:font-name="Bitstream Charter" fo:font-size="16pt" fo:letter-spacing="normal" fo:font-style="normal" fo:font-weight="normal" fo:background-color="#eff0f1" loext:char-shading-value="0" style:font-size-asian="16pt" style:font-size-complex="16pt" fo:padding="0cm" fo:border="none"/>
    </style:style>
    <style:style style:name="T17" style:family="text">
      <style:text-properties fo:font-variant="normal" fo:text-transform="none" fo:color="#303336" style:font-name="Bitstream Charter" fo:font-size="16pt" fo:letter-spacing="normal" fo:font-style="normal" fo:font-weight="normal" officeooo:rsid="001ca0a9" fo:background-color="#eff0f1" loext:char-shading-value="0" style:font-size-asian="16pt" style:font-size-complex="16pt" fo:padding="0cm" fo:border="none"/>
    </style:style>
    <style:style style:name="T18" style:family="text">
      <style:text-properties fo:font-variant="normal" fo:text-transform="none" fo:color="#303336" style:font-name="Bitstream Charter" fo:font-size="16pt" fo:letter-spacing="normal" fo:font-style="normal" fo:font-weight="bold" officeooo:rsid="00179794" fo:background-color="#eff0f1" loext:char-shading-value="0" style:font-size-asian="16pt" style:font-weight-asian="bold" style:font-size-complex="16pt" style:font-weight-complex="bold" fo:padding="0cm" fo:border="none"/>
    </style:style>
    <style:style style:name="T19" style:family="text">
      <style:text-properties fo:font-variant="normal" fo:text-transform="none" fo:color="#303336" style:font-name="Bitstream Charter" fo:font-size="16pt" fo:letter-spacing="normal" fo:font-style="normal" fo:font-weight="bold" officeooo:rsid="0018c20f" fo:background-color="#eff0f1" loext:char-shading-value="0" style:font-size-asian="16pt" style:font-weight-asian="bold" style:font-size-complex="16pt" style:font-weight-complex="bold" fo:padding="0cm" fo:border="none"/>
    </style:style>
    <style:style style:name="T20" style:family="text">
      <style:text-properties fo:font-variant="normal" fo:text-transform="none" fo:color="#7d2727" style:font-name="Bitstream Charter" fo:font-size="16pt" fo:letter-spacing="normal" fo:font-style="normal" fo:font-weight="normal" fo:background-color="#eff0f1" loext:char-shading-value="0" style:font-size-asian="16pt" style:font-size-complex="16pt" fo:padding="0cm" fo:border="none"/>
    </style:style>
    <style:style style:name="T21" style:family="text">
      <style:text-properties officeooo:rsid="000c01bc" style:font-size-asian="18pt" style:font-weight-asian="normal" style:font-size-complex="18pt" style:font-weight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officeooo:rsid="001a43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ython Exercise</text:p>
      <text:p text:style-name="P11"/>
      <text:p text:style-name="P12"><text:span text:style-name="T21">1. </text:span><text:span text:style-name="T10">Write a Python program to get a string made of the first 2 and the last 2 chars from a given a string. If the string length is less than 2, return instead the empty string.</text:span></text:p>
      <text:p text:style-name="P13"/>
      <text:p text:style-name="P20"><text:span text:style-name="T1">Sample String : 'w3resource'</text:span><text:line-break/><text:span text:style-name="T1">Expected Result : 'w3ce'</text:span><text:line-break/><text:span text:style-name="T1">Sample String : 'w3'</text:span><text:line-break/><text:span text:style-name="T1">Expected Result : 'w3w3'</text:span><text:line-break/><text:span text:style-name="T1">Sample String : ' w'</text:span><text:line-break/><text:span text:style-name="T1">Expected Result : Empty String</text:span></text:p>
      <text:p text:style-name="P20"/>
      <text:p text:style-name="P28"><text:span text:style-name="T3">2. <text:s/></text:span><text:span text:style-name="T2">Write a Python program to get a string from a given string where all occurrences of its first char have been changed to '$', except the first char itself</text:span></text:p>
      <text:p text:style-name="P28"/>
      <text:p text:style-name="P21"><text:span text:style-name="T1">Sample String : 'restart'</text:span><text:line-break/><text:span text:style-name="T1">Expected Result : 'resta$t'</text:span></text:p>
      <text:p text:style-name="P21"/>
      <text:p text:style-name="P14"><text:span text:style-name="T7">3. </text:span><text:span text:style-name="T5">Write a Python program to get a single string from two given strings, separated by a space and swap the first two characters of each string.</text:span><text:span text:style-name="T22"><text:line-break/></text:span><text:span text:style-name="T5">Sample String : 'abc', 'xyz'</text:span><text:span text:style-name="T22"><text:line-break/></text:span><text:span text:style-name="T5">Expected Result : 'xyc abz'</text:span></text:p>
      <text:p text:style-name="P14"/>
      <text:p text:style-name="P15"><text:span text:style-name="T6">4. </text:span><text:span text:style-name="T5">Write a Python function that takes a list of words and returns the length of the longest one.</text:span></text:p>
      <text:p text:style-name="P12"/>
      <text:p text:style-name="P15"><text:span text:style-name="T6">5. </text:span><text:span text:style-name="T5">Write a Python program to remove the nth index character from a non empty string.</text:span></text:p>
      <text:p text:style-name="P15"/>
      <text:p text:style-name="P16"><text:span text:style-name="T6">6. <text:s/></text:span><text:span text:style-name="T14">Read a given string, change the character at a given index and then print the modified string.</text:span></text:p>
      <text:p text:style-name="P31"/>
      <text:p text:style-name="P31"/>
      <text:p text:style-name="P31"/>
      <text:p text:style-name="P1"><text:span text:style-name="Source_20_Text"><text:span text:style-name="T15"/></text:span></text:p>
      <text:p text:style-name="P33"><text:soft-page-break/>Input: </text:p>
      <text:p text:style-name="P3"><text:span text:style-name="Source_20_Text"><text:span text:style-name="T15">abracadabra</text:span></text:span></text:p>
      <text:p text:style-name="P2"><text:span text:style-name="Source_20_Text"><text:span text:style-name="T15">5 k</text:span></text:span></text:p>
      <text:p text:style-name="P31"/>
      <text:p text:style-name="P31"/>
      <text:p text:style-name="P31"/>
      <text:p text:style-name="P32">Output:</text:p>
      <text:p text:style-name="P1"><text:span text:style-name="Source_20_Text"><text:span text:style-name="T15">abrackdabra</text:span></text:span></text:p>
      <text:p text:style-name="P22"/>
      <text:p text:style-name="P23"><text:span text:style-name="T4">7. <text:s/></text:span><text:span text:style-name="T1">Write a Python program to multiplies all the items in a list.</text:span></text:p>
      <text:p text:style-name="P23"><text:span text:style-name="T1"/></text:p>
      <text:p text:style-name="P17"><text:span text:style-name="T8">8. <text:s/></text:span><text:span text:style-name="T5">Write a Python program to get a list, sorted in increasing order by the last element in each tuple from a given list of non-empty tuples.</text:span><text:span text:style-name="T22"><text:line-break/></text:span><text:span text:style-name="T5">Sample List : [(2, 5), (1, 2), (4, 4), (2, 3), (2, 1)]</text:span><text:span text:style-name="T22"><text:line-break/></text:span><text:span text:style-name="T5">Expected Result : [(2, 1), (1, 2), (2, 3), (4, 4), (2, 5)]</text:span></text:p>
      <text:p text:style-name="P17"><text:span text:style-name="T5"/></text:p>
      <text:p text:style-name="P17"><text:span text:style-name="T8">9. <text:s/></text:span><text:span text:style-name="T9">Write a Python program to find the list of words that are longer than n from a given list of words</text:span></text:p>
      <text:p text:style-name="P17"><text:span text:style-name="T9"/></text:p>
      <text:p text:style-name="P7"><text:span text:style-name="T11">10. </text:span><text:span text:style-name="T12">I</text:span><text:span text:style-name="T13">nput :</text:span><text:span text:style-name="T12"> </text:span><text:span text:style-name="T11"><text:s/></text:span><text:span text:style-name="Source_20_Text"><text:span text:style-name="T16">[(</text:span></text:span><text:span text:style-name="Source_20_Text"><text:span text:style-name="T20">'650'</text:span></text:span><text:span text:style-name="Source_20_Text"><text:span text:style-name="T16">, </text:span></text:span><text:span text:style-name="Source_20_Text"><text:span text:style-name="T20">'724'</text:span></text:span><text:span text:style-name="Source_20_Text"><text:span text:style-name="T16">, </text:span></text:span><text:span text:style-name="Source_20_Text"><text:span text:style-name="T20">'6354'</text:span></text:span><text:span text:style-name="Source_20_Text"><text:span text:style-name="T16">, </text:span></text:span><text:span text:style-name="Source_20_Text"><text:span text:style-name="T20">''</text:span></text:span><text:span text:style-name="Source_20_Text"><text:span text:style-name="T16">, </text:span></text:span><text:span text:style-name="Source_20_Text"><text:span text:style-name="T20">''</text:span></text:span><text:span text:style-name="Source_20_Text"><text:span text:style-name="T16">, </text:span></text:span><text:span text:style-name="Source_20_Text"><text:span text:style-name="T20">''</text:span></text:span><text:span text:style-name="Source_20_Text"><text:span text:style-name="T16">), (</text:span></text:span><text:span text:style-name="Source_20_Text"><text:span text:style-name="T20">''</text:span></text:span><text:span text:style-name="Source_20_Text"><text:span text:style-name="T16">, </text:span></text:span><text:span text:style-name="Source_20_Text"><text:span text:style-name="T20">''</text:span></text:span><text:span text:style-name="Source_20_Text"><text:span text:style-name="T16">, </text:span></text:span><text:span text:style-name="Source_20_Text"><text:span text:style-name="T20">''</text:span></text:span><text:span text:style-name="Source_20_Text"><text:span text:style-name="T16">, </text:span></text:span><text:span text:style-name="Source_20_Text"><text:span text:style-name="T20">'650'</text:span></text:span><text:span text:style-name="Source_20_Text"><text:span text:style-name="T16">, </text:span></text:span><text:span text:style-name="Source_20_Text"><text:span text:style-name="T20">'723'</text:span></text:span><text:span text:style-name="Source_20_Text"><text:span text:style-name="T16">, </text:span></text:span><text:span text:style-name="Source_20_Text"><text:span text:style-name="T20">'4539'</text:span></text:span><text:span text:style-name="Source_20_Text"><text:span text:style-name="T16">)]</text:span></text:span></text:p>
      <text:p text:style-name="P18"/>
      <text:p text:style-name="P8"><text:span text:style-name="Source_20_Text"><text:span text:style-name="T18">Output : <text:s text:c="2"/></text:span></text:span><text:span text:style-name="Source_20_Text"><text:span text:style-name="T16">[(</text:span></text:span><text:span text:style-name="Source_20_Text"><text:span text:style-name="T20">'650'</text:span></text:span><text:span text:style-name="Source_20_Text"><text:span text:style-name="T16">, </text:span></text:span><text:span text:style-name="Source_20_Text"><text:span text:style-name="T20">'724'</text:span></text:span><text:span text:style-name="Source_20_Text"><text:span text:style-name="T16">, </text:span></text:span><text:span text:style-name="Source_20_Text"><text:span text:style-name="T20">'6354'</text:span></text:span><text:span text:style-name="Source_20_Text"><text:span text:style-name="T16">), (</text:span></text:span><text:span text:style-name="Source_20_Text"><text:span text:style-name="T20">'650'</text:span></text:span><text:span text:style-name="Source_20_Text"><text:span text:style-name="T16">, </text:span></text:span><text:span text:style-name="Source_20_Text"><text:span text:style-name="T20">'723'</text:span></text:span><text:span text:style-name="Source_20_Text"><text:span text:style-name="T16">, </text:span></text:span><text:span text:style-name="Source_20_Text"><text:span text:style-name="T20">'4539'</text:span></text:span><text:span text:style-name="Source_20_Text"><text:span text:style-name="T16">)]</text:span></text:span></text:p>
      <text:p text:style-name="P19"/>
      <text:p text:style-name="P24"><text:span text:style-name="T23">1</text:span>1. <text:s/><text:span text:style-name="T23">Write a Python program to delete elements in the tuple.</text:span></text:p>
      <text:p text:style-name="P24"/>
      <text:p text:style-name="P25">Input: (10,20,30)</text:p>
      <text:p text:style-name="P25">Output : (20,30)</text:p>
      <text:p text:style-name="P24"/>
      <text:p text:style-name="P25">12. Write a Python program to delete entire tuple.</text:p>
      <text:p text:style-name="P25"/>
      <text:p text:style-name="P26">13. Write a Python program to reverse the strings in a list with out changing the position.</text:p>
      <text:p text:style-name="P26"/>
      <text:p text:style-name="P26">Input : ['Banana' , 'Orange' , 'Pineapple']</text:p>
      <text:p text:style-name="P26">Output : ['ananaB', 'egnarO', 'elppaeniP']</text:p>
      <text:p text:style-name="P26"/>
      <text:p text:style-name="P26"/>
      <text:p text:style-name="P26"><text:soft-page-break/>14. <text:s/>Write a Python program to reverse words in a String?</text:p>
      <text:p text:style-name="P26"/>
      <text:p text:style-name="P26">Input : <text:s/>“This is a Python Program”</text:p>
      <text:p text:style-name="P26">Output : “margorP nohtyP a si sihT”</text:p>
      <text:p text:style-name="P26"/>
      <text:p text:style-name="P27">15. Write a Python program to read elements from the nested lists?</text:p>
      <text:p text:style-name="P30">Note: Read input from stdin (From keyboard)</text:p>
      <text:p text:style-name="P30"/>
      <text:p text:style-name="P27"/>
      <text:p text:style-name="P27"/>
      <text:p text:style-name="P27"/>
      <text:p text:style-name="P25"/>
      <text:p text:style-name="P26"/>
      <text:p text:style-name="P24"><text:s/></text:p>
      <text:p text:style-name="P29"><text:s/></text:p>
      <text:p text:style-name="P9"><text:span text:style-name="Source_20_Text"><text:span text:style-name="T19"/></text:span></text:p>
      <text:p text:style-name="P19"/>
      <text:p text:style-name="P10"><text:span text:style-name="Source_20_Text"><text:span text:style-name="T17"/></text:span></text:p>
      <text:p text:style-name="P7"><text:span text:style-name="Source_20_Text"><text:span text:style-name="T16"/></text:span></text:p>
      <text:p text:style-name="P4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a" svg:font-family="Calibra"/>
    <style:font-face style:name="Consolas" svg:font-family="Consolas, 'Courier New', Courier, mono, serif"/>
    <style:font-face style:name="Consolas1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Menlo" svg:font-family="Menlo, Monaco, Consolas, 'Courier New', monospace"/>
    <style:font-face style:name="Whitney SSm A" svg:font-family="'Whitney SSm A', 'Whitney SSm B', Avenir, 'Segoe UI', 'Helvetica Neue', Helvetica, Arial, Ubuntu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Pothana2000" svg:font-family="Pothana2000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4:41:37.281920435</meta:creation-date>
    <dc:date>2016-06-14T10:18:52.514273908</dc:date>
    <meta:editing-duration>PT2H6M49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3" meta:paragraph-count="33" meta:word-count="408" meta:character-count="2191" meta:non-whitespace-character-count="1800"/>
  </office:meta>
</office:document-meta>
</file>